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D00003185000008530739A78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63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76cm" svg:height="1.498cm" svg:x="0cm" svg:y="0.002cm">
          <draw:image xlink:href="Pictures/2000009D00003185000008530739A78E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8cm" fo:page-height="1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asuke</meta:initial-creator>
    <meta:creation-date>2008-08-30T18:43:22</meta:creation-date>
    <dc:creator>Sasuke</dc:creator>
    <dc:date>2008-08-30T18:51:07</dc:date>
    <meta:editing-cycles>7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